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e1cdd" officeooo:paragraph-rsid="000e1cdd" style:text-blinking="false" fo:background-color="transparent" style:font-size-asian="12pt" style:font-weight-asian="normal" style:font-size-complex="12pt" style:font-weight-complex="normal"/>
    </style:style>
    <style:style style:name="P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0c0db2" style:text-blinking="false" fo:background-color="transparent" style:font-size-asian="12pt" style:font-weight-asian="normal" style:font-size-complex="12pt" style:font-weight-complex="normal"/>
    </style:style>
    <style:style style:name="P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fc52a" officeooo:paragraph-rsid="000fc52a" style:text-blinking="false" fo:background-color="transparent" style:font-size-asian="12pt" style:font-weight-asian="normal" style:font-size-complex="12pt" style:font-weight-complex="normal"/>
    </style:style>
    <style:style style:name="P4"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fcb3e" officeooo:paragraph-rsid="000fcb3e" style:text-blinking="false" fo:background-color="transparent" style:font-size-asian="12pt" style:font-weight-asian="normal" style:font-size-complex="12pt" style:font-weight-complex="normal"/>
    </style:style>
    <style:style style:name="P5"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officeooo:paragraph-rsid="000c0db2" style:text-blinking="false" fo:background-color="transparent" style:font-size-asian="12pt" style:font-weight-asian="bold" style:font-size-complex="12pt" style:font-weight-complex="bold"/>
    </style:style>
    <style:style style:name="P6" style:family="paragraph" style:parent-style-name="Standard">
      <style:text-properties style:font-name="Liberation Serif" fo:font-size="12pt" officeooo:paragraph-rsid="000c0db2" style:font-size-asian="12pt" style:font-size-complex="12pt"/>
    </style:style>
    <style:style style:name="P7" style:family="paragraph" style:parent-style-name="Standard">
      <style:text-properties style:font-name="Liberation Serif" fo:font-size="12pt" officeooo:rsid="000c0db2" officeooo:paragraph-rsid="000c0db2" style:font-size-asian="12pt" style:font-size-complex="12pt"/>
    </style:style>
    <style:style style:name="P8" style:family="paragraph" style:parent-style-name="Standard">
      <style:text-properties style:font-name="Liberation Serif" fo:font-size="12pt" officeooo:rsid="000d6fa0" officeooo:paragraph-rsid="000d8f45" style:font-size-asian="12pt" style:font-size-complex="12pt"/>
    </style:style>
    <style:style style:name="P9" style:family="paragraph" style:parent-style-name="Standard" style:list-style-name="L1">
      <style:text-properties style:font-name="Liberation Serif" fo:font-size="12pt" officeooo:rsid="000d8f45" officeooo:paragraph-rsid="000d8f45" style:font-size-asian="12pt" style:font-size-complex="12pt"/>
    </style:style>
    <style:style style:name="P10" style:family="paragraph" style:parent-style-name="Standard">
      <style:text-properties style:font-name="Liberation Serif" fo:font-size="12pt" officeooo:paragraph-rsid="000e1cdd" style:font-size-asian="12pt" style:font-size-complex="12pt"/>
    </style:style>
    <style:style style:name="P11" style:family="paragraph" style:parent-style-name="Standard">
      <style:text-properties style:font-name="Liberation Serif" fo:font-size="12pt" fo:font-weight="bold" officeooo:paragraph-rsid="000c0db2"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officeooo:paragraph-rsid="000c0db2"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Liberation Serif" fo:font-size="12pt" style:text-underline-style="none" fo:font-weight="normal" officeooo:rsid="000e1cdd" officeooo:paragraph-rsid="000e1cdd" style:font-size-asian="12pt" style:font-weight-asian="normal" style:font-size-complex="12pt" style:font-weight-complex="normal"/>
    </style:style>
    <style:style style:name="T1" style:family="text">
      <style:text-properties officeooo:rsid="000c0db2"/>
    </style:style>
    <style:style style:name="T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 style:family="text">
      <style:text-properties officeooo:rsid="000d6fa0"/>
    </style:style>
    <style:style style:name="T5" style:family="text">
      <style:text-properties officeooo:rsid="000d8f45"/>
    </style:style>
    <style:style style:name="T6" style:family="text">
      <style:text-properties officeooo:rsid="000fc52a"/>
    </style:style>
    <style:style style:name="T7" style:family="text">
      <style:text-properties officeooo:rsid="000fcb3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Peer review for Rikard Österlund ro222cm</text:span></text:p>
      <text:p text:style-name="P13">from: <text:s text:c="2"/>Henry Pap</text:p>
      <text:p text:style-name="P13"><text:tab/>Rasmus Skedinger</text:p>
      <text:p text:style-name="P13"><text:tab/>Seldin Music</text:p>
      <text:p text:style-name="P6"/>
      <text:list xml:id="list3647402603665335865" text:style-name="L1">
        <text:list-item>
          <text:p text:style-name="P9">Setting length of a boat does not have a <text:span text:style-name="T6">safety</text:span> as it crashes if not an integer.</text:p>
        </text:list-item>
        <text:list-item>
          <text:p text:style-name="P9"><text:span text:style-name="T6">C</text:span>ant update a boat with new type (even though it says it should).</text:p>
        </text:list-item>
        <text:list-item>
          <text:p text:style-name="P9"><text:span text:style-name="T6">S</text:span>etting type of a boat in xmlHandlers class, takes a switch case that checks chars and then based on the char value sets a boat with a number. In the Boat class it checks again with a switch to see what number, instead this could be <text:span text:style-name="T6">achieved</text:span> not check the type in xmlHandlers but only in boat.</text:p>
        </text:list-item>
        <text:list-item>
          <text:p text:style-name="P9">Member<text:span text:style-name="T7">I</text:span>nfo, MemberList and XmlHandlers servers no purpose of a class, MemberInfo could be in Member class, and XmlHandlers could be in MemberDB, MemberList is a list class, it should implement a list instead of having it <text:span text:style-name="T6">because</text:span> if not it could just be a list be a list in RegistryCtrl</text:p>
        </text:list-item>
        <text:list-item>
          <text:p text:style-name="P9">What purpose does UpdateMember have (as a class)? <text:span text:style-name="T6">I</text:span>ts like a menu class but it only handles Member events, why not just have some sort of a menu class that handles all the menu things instead of splitting it up in both RegistryCrtl and UpdateMember</text:p>
        </text:list-item>
        <text:list-item>
          <text:p text:style-name="P9">In some <text:span text:style-name="T6">menus</text:span> there is no back or exit to abandon.</text:p>
        </text:list-item>
        <text:list-item>
          <text:p text:style-name="P9">There is 2 MemberDB in UML class diagram.</text:p>
        </text:list-item>
        <text:list-item>
          <text:p text:style-name="P9">Member number and member ID is used <text:span text:style-name="T6">interchangeable</text:span> <text:span text:style-name="T6">without</text:span> <text:span text:style-name="T6">explanation.</text:span></text:p>
        </text:list-item>
        <text:list-item>
          <text:p text:style-name="P9">The names of the some classes is <text:span text:style-name="T6">misleading.</text:span></text:p>
        </text:list-item>
        <text:list-item>
          <text:p text:style-name="P9"><text:span text:style-name="T6">G</text:span>ood model view <text:span text:style-name="T6">separation.</text:span></text:p>
        </text:list-item>
      </text:list>
      <text:p text:style-name="P6"/>
      <text:p text:style-name="P6"/>
      <text:p text:style-name="P6"/>
      <text:p text:style-name="P5"><text:bookmark text:name="docs-internal-guid-a0872494-b4dc-c99d-bd97-11acf7b79e0f"/>Does the implementation and diagrams conform (do they show the same thing)?</text:p>
      <text:p text:style-name="P1">As much as we can see the diagrams and the code correspond in to each other.</text:p>
      <text:p text:style-name="P2"/>
      <text:p text:style-name="P5"><text:bookmark text:name="docs-internal-guid-a0872494-b4dd-1e18-1936-087cf257339c"/>Is the Architecture ok?</text:p>
      <text:p text:style-name="P2"/>
      <text:p text:style-name="P2"/>
      <text:p text:style-name="P5"><text:bookmark text:name="docs-internal-guid-a0872494-b4dd-43ec-3ba6-eaa884de640b"/>Is the requirement of a unique member id correctly done?</text:p>
      <text:p text:style-name="P3">It is correctly done.</text:p>
      <text:p text:style-name="P2"/>
      <text:p text:style-name="P5"><text:bookmark text:name="docs-internal-guid-a0872494-b4dd-5d05-adf8-5c4a99d38cbd"/>What is the quality of the implementation/source code?</text:p>
      <text:p text:style-name="P4">Code naming convention are in almost all the cases good except for some names are to short and can be hard to understand. <text:tab/><text:span text:style-name="T6">We feel like some classes could be put into other classes to make it more readable and understandable, as noted above. </text:span></text:p>
      <text:p text:style-name="P2"/>
      <text:p text:style-name="P5"><text:bookmark text:name="docs-internal-guid-a0872494-b4dd-89ce-c2f8-0c3d88f642de"/>What is the quality of the design? Is it Object Oriented?</text:p>
      <text:p text:style-name="P6"/>
      <text:p text:style-name="P6"/>
      <text:p text:style-name="P11"><text:bookmark text:name="docs-internal-guid-a0872494-b4c3-021f-2d56-71810d7fd069"/><text:span text:style-name="T2">As a developer would the diagrams help you and why/why not?</text:span> </text:p>
      <text:p text:style-name="P7">The UML class diagram has the all the core concepts. It explains some dependencies and associations regarding the <text:span text:style-name="T4">Grade2</text:span>. While <text:span text:style-name="T4">the UML class diagram</text:span> its pretty <text:span text:style-name="T4">accurate it is in need of some clean up to make it more readable for people who are not familiar with this project. INTERACTION???</text:span></text:p>
      <text:p text:style-name="P7"/>
      <text:p text:style-name="P10"><text:bookmark text:name="docs-internal-guid-a0872494-b4c3-61f8-87dd-7784f35d7075"/><text:soft-page-break/><text:span text:style-name="T3">What are the strong points of the design/implementation, what do you think is really good and why?</text:span></text:p>
      <text:p text:style-name="P10"><text:span text:style-name="T5">Well commented code.</text:span></text:p>
      <text:p text:style-name="P6"/>
      <text:p text:style-name="P5"><text:bookmark text:name="docs-internal-guid-a0872494-b4c3-7b66-1648-8a67e46d708a"/>What are the weaknesses of the design/implementation, what do you think should be changed and why?</text:p>
      <text:p text:style-name="P6"/>
      <text:p text:style-name="P6"/>
      <text:p text:style-name="P5"><text:bookmark text:name="docs-internal-guid-a0872494-b4c3-9f49-f0c7-27d066e1f6a4"/>Do you think the design/implementation has passed the grade 2 criteria?</text:p>
      <text:p text:style-name="P8">Rikards Grade2 has met all the functionality for workshop2 Grade2 but it could need some clean up when it comes using his software. In some cases one cant go back or exit some proceses instead one has to finish that task and then exit. Some times it asks for member ID but its never printed outfor the user, but a <text:span text:style-name="T5">Member 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19:17:44.254000000</meta:creation-date>
    <dc:date>2016-10-11T20:23:04.677000000</dc:date>
    <meta:editing-duration>PT2M17S</meta:editing-duration>
    <meta:editing-cycles>2</meta:editing-cycles>
    <meta:generator>LibreOffice/5.2.1.2$Windows_x86 LibreOffice_project/31dd62db80d4e60af04904455ec9c9219178d620</meta:generator>
    <meta:document-statistic meta:table-count="0" meta:image-count="0" meta:object-count="0" meta:page-count="2" meta:paragraph-count="29" meta:word-count="525" meta:character-count="2868" meta:non-whitespace-character-count="2375"/>
  </office:meta>
</office:document-meta>
</file>